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8632in" table:align="left"/>
    </style:style>
    <style:style style:name="Table1.A" style:family="table-column">
      <style:table-column-properties style:column-width="0.9583in"/>
    </style:style>
    <style:style style:name="Table1.B" style:family="table-column">
      <style:table-column-properties style:column-width="2.90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2.0701in"/>
    </style:style>
    <style:style style:name="Table2.B" style:family="table-column">
      <style:table-column-properties style:column-width="1.0889in"/>
    </style:style>
    <style:style style:name="Table2.C" style:family="table-column">
      <style:table-column-properties style:column-width="3.76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9222in" table:align="left"/>
    </style:style>
    <style:style style:name="Table3.A" style:family="table-column">
      <style:table-column-properties style:column-width="2.184in"/>
    </style:style>
    <style:style style:name="Table3.B" style:family="table-column">
      <style:table-column-properties style:column-width="0.9174in"/>
    </style:style>
    <style:style style:name="Table3.C" style:family="table-column">
      <style:table-column-properties style:column-width="1.8208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alsoftAI-Genealogy: Environment Setup &amp; Configuration Appendix</text:h>
      <text:p text:style-name="Text_20_body"><text:span text:style-name="Strong_20_Emphasis">Document Type:</text:span> Technical Appendix<text:line-break/><text:span text:style-name="Strong_20_Emphasis">Related To:</text:span> MVP Implementation Blueprint<text:line-break/><text:span text:style-name="Strong_20_Emphasis">Maintainer:</text:span> Philip Tambiti Leo Walekhwa<text:line-break/><text:span text:style-name="Strong_20_Emphasis">Version:</text:span> v1.0<text:line-break/><text:span text:style-name="Strong_20_Emphasis">Date:</text:span> June 2025</text:p>
      <text:p text:style-name="Horizontal_20_Line"/>
      <text:h text:style-name="Heading_20_2" text:outline-level="2">📌 Purpose</text:h>
      <text:p text:style-name="Text_20_body">This appendix captures all environmental, infrastructure, and setup-specific decisions made during the MVP development of WalsoftAI-Genealogy. It is meant to:</text:p>
      <text:list text:style-name="L1">
        <text:list-item>
          <text:p text:style-name="P1">Serve as a deployment and onboarding guide</text:p>
        </text:list-item>
        <text:list-item>
          <text:p text:style-name="P1">Ensure reproducibility across dev, test, and prod environments</text:p>
        </text:list-item>
        <text:list-item>
          <text:p text:style-name="P1">Preserve configuration decisions that may affect scaling, debugging, or upgrades</text:p>
        </text:list-item>
      </text:list>
      <text:p text:style-name="Horizontal_20_Line"/>
      <text:h text:style-name="Heading_20_2" text:outline-level="2">🖥️ 1. Local and Server Directory Structure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ntext</text:p>
            </table:table-cell>
            <table:table-cell table:style-name="Table1.A1" office:value-type="string">
              <text:p text:style-name="Table_20_Heading">Base Path</text:p>
            </table:table-cell>
          </table:table-row>
        </table:table-header-rows>
        <table:table-row>
          <table:table-cell table:style-name="Table1.A1" office:value-type="string">
            <text:p text:style-name="Table_20_Contents">Local Dev</text:p>
          </table:table-cell>
          <table:table-cell table:style-name="Table1.A1" office:value-type="string">
            <text:p text:style-name="Table_20_Contents"><text:span text:style-name="Source_20_Text">C:/apps/genealogy/</text:span></text:p>
          </table:table-cell>
        </table:table-row>
        <table:table-row>
          <table:table-cell table:style-name="Table1.A1" office:value-type="string">
            <text:p text:style-name="Table_20_Contents">Remote Prod</text:p>
          </table:table-cell>
          <table:table-cell table:style-name="Table1.A1" office:value-type="string">
            <text:p text:style-name="Table_20_Contents"><text:span text:style-name="Source_20_Text">/home/philip/apps/genealogy/</text:span></text:p>
          </table:table-cell>
        </table:table-row>
      </table:table>
      <text:p text:style-name="Horizontal_20_Line"/>
      <text:h text:style-name="Heading_20_2" text:outline-level="2">🐍 2. Python Environment</text:h>
      <text:list text:style-name="L2">
        <text:list-item>
          <text:p text:style-name="P2"><text:span text:style-name="Strong_20_Emphasis">Virtual environment name:</text:span> <text:span text:style-name="Source_20_Text">genealogy_venv</text:span></text:p>
        </text:list-item>
        <text:list-item>
          <text:p text:style-name="P2"><text:span text:style-name="Strong_20_Emphasis">Python version used:</text:span> Matches system Python 3.12+</text:p>
        </text:list-item>
      </text:list>
      <text:h text:style-name="Heading_20_3" text:outline-level="3">✅ Activation Example:</text:h>
      <text:p text:style-name="Preformatted_20_Text"><text:span text:style-name="Source_20_Text">cd C:/apps/genealogy</text:span></text:p>
      <text:p text:style-name="P3"><text:span text:style-name="Source_20_Text">.\genealogy_venv\Scripts\activate</text:span></text:p>
      <text:p text:style-name="Horizontal_20_Line"/>
      <text:h text:style-name="Heading_20_2" text:outline-level="2">🗝️ 3. Environment Variables (.env)</text:h>
      <text:p text:style-name="Text_20_body">A <text:span text:style-name="Source_20_Text">.env</text:span> file is used for development. It is <text:span text:style-name="Strong_20_Emphasis">excluded from Git</text:span> via <text:span text:style-name="Source_20_Text">.gitignore</text:span>.</text:p>
      <text:h text:style-name="Heading_20_3" text:outline-level="3"><text:soft-page-break/>📄 Example <text:span text:style-name="Source_20_Text">.env</text:span> contents:</text:h>
      <text:p text:style-name="Preformatted_20_Text"><text:span text:style-name="Source_20_Text">SECRET_KEY=_fjy_lga_bz5a=-m24u(f&amp;j=!=3_x2tmotd5w=_n#ni9%)sh^n</text:span></text:p>
      <text:p text:style-name="Preformatted_20_Text"><text:span text:style-name="Source_20_Text">DEBUG=True</text:span></text:p>
      <text:p text:style-name="Preformatted_20_Text"/>
      <text:p text:style-name="Preformatted_20_Text"><text:span text:style-name="Source_20_Text">DATABASE_NAME=genealogy_db</text:span></text:p>
      <text:p text:style-name="Preformatted_20_Text"><text:span text:style-name="Source_20_Text">DATABASE_USER=postgres</text:span></text:p>
      <text:p text:style-name="Preformatted_20_Text"><text:span text:style-name="Source_20_Text">DATABASE_PASSWORD=@0BusiaKenya</text:span></text:p>
      <text:p text:style-name="Preformatted_20_Text"><text:span text:style-name="Source_20_Text">DATABASE_HOST=localhost</text:span></text:p>
      <text:p text:style-name="P3"><text:span text:style-name="Source_20_Text">DATABASE_PORT=5432</text:span></text:p>
      <text:p text:style-name="Horizontal_20_Line"/>
      <text:h text:style-name="Heading_20_2" text:outline-level="2">🐘 4. PostgreSQL Setup (Windows)</text:h>
      <text:list text:style-name="L3">
        <text:list-item>
          <text:p text:style-name="P4"><text:span text:style-name="Strong_20_Emphasis">Version Installed:</text:span> PostgreSQL 17.5</text:p>
        </text:list-item>
        <text:list-item>
          <text:p text:style-name="P4"><text:span text:style-name="Strong_20_Emphasis">Installation Path:</text:span> <text:span text:style-name="Source_20_Text">C:\Program Files\PostgreSQL\17\bin</text:span></text:p>
        </text:list-item>
        <text:list-item>
          <text:p text:style-name="P4"><text:span text:style-name="Strong_20_Emphasis">psql added to PATH</text:span> for CLI access</text:p>
        </text:list-item>
        <text:list-item>
          <text:p text:style-name="P4"><text:span text:style-name="Strong_20_Emphasis">Database created:</text:span> <text:span text:style-name="Source_20_Text">genealogy_db</text:span></text:p>
        </text:list-item>
        <text:list-item>
          <text:p text:style-name="P4"><text:span text:style-name="Strong_20_Emphasis">User:</text:span> <text:span text:style-name="Source_20_Text">postgres</text:span></text:p>
        </text:list-item>
        <text:list-item>
          <text:p text:style-name="P4"><text:span text:style-name="Strong_20_Emphasis">Password:</text:span> <text:span text:style-name="Source_20_Text">@0BusiaKenya</text:span></text:p>
        </text:list-item>
      </text:list>
      <text:h text:style-name="Heading_20_3" text:outline-level="3">✅ Database Creation:</text:h>
      <text:p text:style-name="P3"><text:span text:style-name="Source_20_Text">CREATE DATABASE genealogy_db;</text:span></text:p>
      <text:p text:style-name="Horizontal_20_Line"/>
      <text:h text:style-name="Heading_20_2" text:outline-level="2">🔐 5. Django Superuser</text:h>
      <text:p text:style-name="Text_20_body">Created using:</text:p>
      <text:p text:style-name="P3"><text:span text:style-name="Source_20_Text">python manage.py createsuperuser</text:span></text:p>
      <text:h text:style-name="Heading_20_3" text:outline-level="3">✅ Credentials:</text:h>
      <text:list text:style-name="L4">
        <text:list-item>
          <text:p text:style-name="P5"><text:span text:style-name="Strong_20_Emphasis">Username / Email:</text:span> <text:span text:style-name="Source_20_Text">sales@walsoftcomputers.com</text:span></text:p>
        </text:list-item>
        <text:list-item>
          <text:p text:style-name="P5"><text:span text:style-name="Strong_20_Emphasis">Role:</text:span> Full Superuser Access</text:p>
        </text:list-item>
      </text:list>
      <text:p text:style-name="Horizontal_20_Line"/>
      <text:h text:style-name="Heading_20_2" text:outline-level="2">🧠 6. Git &amp; Ignore Rules</text:h>
      <text:h text:style-name="Heading_20_3" text:outline-level="3">📄 Custom <text:span text:style-name="Source_20_Text">.gitignore</text:span> includes:</text:h>
      <text:p text:style-name="Preformatted_20_Text"><text:span text:style-name="Source_20_Text"># Secrets &amp; environments</text:span></text:p>
      <text:p text:style-name="Preformatted_20_Text"><text:span text:style-name="Source_20_Text">.env</text:span></text:p>
      <text:p text:style-name="Preformatted_20_Text"><text:soft-page-break/><text:span text:style-name="Source_20_Text">genealogy_venv/</text:span></text:p>
      <text:p text:style-name="Preformatted_20_Text"/>
      <text:p text:style-name="Preformatted_20_Text"><text:span text:style-name="Source_20_Text"># Compiled files</text:span></text:p>
      <text:p text:style-name="Preformatted_20_Text"><text:span text:style-name="Source_20_Text">__pycache__/</text:span></text:p>
      <text:p text:style-name="Preformatted_20_Text"><text:span text:style-name="Source_20_Text">*.py[cod]</text:span></text:p>
      <text:p text:style-name="Preformatted_20_Text"/>
      <text:p text:style-name="Preformatted_20_Text"><text:span text:style-name="Source_20_Text"># IDEs</text:span></text:p>
      <text:p text:style-name="Preformatted_20_Text"><text:span text:style-name="Source_20_Text">.vscode/</text:span></text:p>
      <text:p text:style-name="Preformatted_20_Text"><text:span text:style-name="Source_20_Text">.idea/</text:span></text:p>
      <text:p text:style-name="Preformatted_20_Text"/>
      <text:p text:style-name="Preformatted_20_Text"><text:span text:style-name="Source_20_Text"># Static &amp; media (optional)</text:span></text:p>
      <text:p text:style-name="Preformatted_20_Text"><text:span text:style-name="Source_20_Text">static/</text:span></text:p>
      <text:p text:style-name="Preformatted_20_Text"><text:span text:style-name="Source_20_Text">media/</text:span></text:p>
      <text:p text:style-name="Preformatted_20_Text"/>
      <text:p text:style-name="Preformatted_20_Text"><text:span text:style-name="Source_20_Text"># Migrations (if regenerating often)</text:span></text:p>
      <text:p text:style-name="P3"><text:span text:style-name="Source_20_Text">*/migrations/</text:span></text:p>
      <text:p text:style-name="Horizontal_20_Line"/>
      <text:h text:style-name="Heading_20_2" text:outline-level="2">🛠️ 7. Django Settings Design</text:h>
      <text:list text:style-name="L5">
        <text:list-item>
          <text:p text:style-name="P6">Settings split by environment: <text:span text:style-name="Source_20_Text">base.py</text:span>, <text:span text:style-name="Source_20_Text">dev.py</text:span>, <text:span text:style-name="Source_20_Text">prod.py</text:span></text:p>
        </text:list-item>
        <text:list-item>
          <text:p text:style-name="P6">Environment switcher logic via <text:span text:style-name="Source_20_Text">DJANGO_ENV</text:span> in <text:span text:style-name="Source_20_Text">settings/__init__.py</text:span></text:p>
        </text:list-item>
      </text:list>
      <text:h text:style-name="Heading_20_3" text:outline-level="3">✅ Example logic:</text:h>
      <text:p text:style-name="P3"><text:span text:style-name="Source_20_Text">env_mode = os.environ.get("DJANGO_ENV", "dev")</text:span></text:p>
      <text:p text:style-name="Horizontal_20_Line"/>
      <text:h text:style-name="Heading_20_2" text:outline-level="2">📚 8. Recommended Practices Being Followed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Practice</text:p>
            </table:table-cell>
            <table:table-cell table:style-name="Table2.A1" office:value-type="string">
              <text:p text:style-name="Table_20_Heading">Implemented?</text:p>
            </table:table-cell>
            <table:table-cell table:style-name="Table2.A1" office:value-type="string">
              <text:p text:style-name="Table_20_Heading">Notes</text:p>
            </table:table-cell>
          </table:table-row>
        </table:table-header-rows>
        <table:table-row>
          <table:table-cell table:style-name="Table2.A1" office:value-type="string">
            <text:p text:style-name="Table_20_Contents">UUID primary keys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On all core models (<text:span text:style-name="Source_20_Text">Person</text:span>, <text:span text:style-name="Source_20_Text">Marriage</text:span>, <text:span text:style-name="Source_20_Text">Event</text:span>)</text:p>
          </table:table-cell>
        </table:table-row>
        <table:table-row>
          <table:table-cell table:style-name="Table2.A1" office:value-type="string">
            <text:p text:style-name="Table_20_Contents">JSONFields for aliases/metadata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<text:span text:style-name="Source_20_Text">aliases</text:span>, <text:span text:style-name="Source_20_Text">cultural_notes</text:span> in <text:span text:style-name="Source_20_Text">Person</text:span></text:p>
          </table:table-cell>
        </table:table-row>
        <table:table-row>
          <table:table-cell table:style-name="Table2.A1" office:value-type="string">
            <text:p text:style-name="Table_20_Contents">Modular apps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<text:span text:style-name="Source_20_Text">people/</text:span>, <text:span text:style-name="Source_20_Text">events/</text:span>, <text:span text:style-name="Source_20_Text">relationships/</text:span>, etc.</text:p>
          </table:table-cell>
        </table:table-row>
        <table:table-row>
          <table:table-cell table:style-name="Table2.A1" office:value-type="string">
            <text:p text:style-name="Table_20_Contents">AI-ready narrative design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<text:span text:style-name="Source_20_Text">narratives/</text:span> structured for <text:span text:style-name="Source_20_Text">jinja2</text:span> and <text:span text:style-name="Source_20_Text">llama-cpp</text:span></text:p>
          </table:table-cell>
        </table:table-row>
        <table:table-row>
          <table:table-cell table:style-name="Table2.A1" office:value-type="string">
            <text:p text:style-name="Table_20_Contents">Versioning with history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<text:span text:style-name="Source_20_Text">django-simple-history</text:span> installed and used</text:p>
          </table:table-cell>
        </table:table-row>
      </table:table>
      <text:p text:style-name="Horizontal_20_Line"/>
      <text:h text:style-name="Heading_20_2" text:outline-level="2">📦 9. Local AI Package Note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Package</text:p>
            </table:table-cell>
            <table:table-cell table:style-name="Table3.A1" office:value-type="string">
              <text:p text:style-name="Table_20_Heading">Status</text:p>
            </table:table-cell>
            <table:table-cell table:style-name="Table3.A1" office:value-type="string">
              <text:p text:style-name="Table_20_Heading">Notes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llama-cpp-python</text:span></text:p>
          </table:table-cell>
          <table:table-cell table:style-name="Table3.A1" office:value-type="string">
            <text:p text:style-name="Table_20_Contents">✅ Installed</text:p>
          </table:table-cell>
          <table:table-cell table:style-name="Table3.A1" office:value-type="string">
            <text:p text:style-name="Table_20_Contents">For local story generation</text:p>
          </table:table-cell>
        </table:table-row>
        <table:table-row>
          <table:table-cell table:style-name="Table3.A1" office:value-type="string">
            <text:p text:style-name="Table_20_Contents"><text:span text:style-name="Source_20_Text">jinja2</text:span></text:p>
          </table:table-cell>
          <table:table-cell table:style-name="Table3.A1" office:value-type="string">
            <text:p text:style-name="Table_20_Contents">✅ Installed</text:p>
          </table:table-cell>
          <table:table-cell table:style-name="Table3.A1" office:value-type="string">
            <text:p text:style-name="Table_20_Contents">Prompt templating</text:p>
          </table:table-cell>
        </table:table-row>
        <table:table-row>
          <table:table-cell table:style-name="Table3.A1" office:value-type="string">
            <text:p text:style-name="Table_20_Contents"><text:span text:style-name="Source_20_Text">fuzzywuzzy</text:span></text:p>
          </table:table-cell>
          <table:table-cell table:style-name="Table3.A1" office:value-type="string">
            <text:p text:style-name="Table_20_Contents">✅ Installed</text:p>
          </table:table-cell>
          <table:table-cell table:style-name="Table3.A1" office:value-type="string">
            <text:p text:style-name="Table_20_Contents">For deduplication</text:p>
          </table:table-cell>
        </table:table-row>
        <text:soft-page-break/>
        <table:table-row>
          <table:table-cell table:style-name="Table3.A1" office:value-type="string">
            <text:p text:style-name="Table_20_Contents"><text:span text:style-name="Source_20_Text">django-simple-history</text:span></text:p>
          </table:table-cell>
          <table:table-cell table:style-name="Table3.A1" office:value-type="string">
            <text:p text:style-name="Table_20_Contents">✅ Installed</text:p>
          </table:table-cell>
          <table:table-cell table:style-name="Table3.A1" office:value-type="string">
            <text:p text:style-name="Table_20_Contents">For audit/versioning</text:p>
          </table:table-cell>
        </table:table-row>
        <table:table-row>
          <table:table-cell table:style-name="Table3.A1" office:value-type="string">
            <text:p text:style-name="Table_20_Contents"><text:span text:style-name="Source_20_Text">python-dotenv</text:span></text:p>
          </table:table-cell>
          <table:table-cell table:style-name="Table3.A1" office:value-type="string">
            <text:p text:style-name="Table_20_Contents">✅ Installed</text:p>
          </table:table-cell>
          <table:table-cell table:style-name="Table3.A1" office:value-type="string">
            <text:p text:style-name="Table_20_Contents">For <text:span text:style-name="Source_20_Text">.env</text:span> loading in dev</text:p>
          </table:table-cell>
        </table:table-row>
      </table:table>
      <text:p text:style-name="Horizontal_20_Line"/>
      <text:h text:style-name="Heading_20_2" text:outline-level="2">🧾 10. Notes for Future Deployers</text:h>
      <text:list text:style-name="L6">
        <text:list-item>
          <text:p text:style-name="P7">Always regenerate <text:span text:style-name="Source_20_Text">SECRET_KEY</text:span> for production</text:p>
        </text:list-item>
        <text:list-item>
          <text:p text:style-name="P7">Switch <text:span text:style-name="Source_20_Text">DEBUG=False</text:span> in <text:span text:style-name="Source_20_Text">prod.py</text:span></text:p>
        </text:list-item>
        <text:list-item>
          <text:p text:style-name="P7">Configure media, static, and NGINX properly</text:p>
        </text:list-item>
        <text:list-item>
          <text:p text:style-name="P7">Do not commit <text:span text:style-name="Source_20_Text">.env</text:span>, photos, or raw JSON config files unless explicitly versioned</text:p>
        </text:list-item>
      </text:list>
      <text:p text:style-name="Horizontal_20_Line"/>
      <text:p text:style-name="Text_20_body"><text:span text:style-name="Strong_20_Emphasis">Document prepared to ensure full traceability of all system and environmental choices made during MVP phase of the WalsoftAI-Genealogy project.</text:span></text:p>
      <text:p text:style-name="Text_20_body"><text:span text:style-name="Strong_20_Emphasis">Maintained by:</text:span> Philip T. Walekhwa<text:line-break/><text:span text:style-name="Strong_20_Emphasis">Contact:</text:span> <text:a xlink:type="simple" xlink:href="mailto:sales@walsoftcomputers.com" text:style-name="Internet_20_link" text:visited-style-name="Visited_20_Internet_20_Link">sales@walsoftcomputers.com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21:25:43.897789000</meta:creation-date>
    <dc:date>2025-06-25T21:26:51.784098300</dc:date>
    <meta:editing-duration>PT1M8S</meta:editing-duration>
    <meta:editing-cycles>1</meta:editing-cycles>
    <meta:document-statistic meta:table-count="3" meta:image-count="0" meta:object-count="0" meta:page-count="4" meta:paragraph-count="111" meta:word-count="427" meta:character-count="3165" meta:non-whitespace-character-count="2868"/>
    <meta:generator>LibreOffice/25.2.4.3$Windows_X86_64 LibreOffice_project/33e196637044ead23f5c3226cde09b47731f7e27</meta:generator>
  </office:meta>
</office:document-meta>
</file>